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7pt" style:font-size-complex="8pt"/>
    </style:style>
    <style:style style:name="P2" style:family="paragraph" style:parent-style-name="Heading_20_2">
      <style:paragraph-properties fo:break-before="colum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 Little Town of Bethlehem</text:h>
      <text:p text:style-name="Text_20_body">O little town of Bethlehem,</text:p>
      <text:p text:style-name="Text_20_body">How still we see thee lie!</text:p>
      <text:p text:style-name="Text_20_body">Above thy deep and dreamless sleep</text:p>
      <text:p text:style-name="Text_20_body">The silent stars go by,</text:p>
      <text:p text:style-name="Text_20_body">Yet in thy dark streets shineth</text:p>
      <text:p text:style-name="Text_20_body">The everlasting light;</text:p>
      <text:p text:style-name="Text_20_body">The hopes and fears of all the years</text:p>
      <text:p text:style-name="Text_20_body">Are met in thee tonight.</text:p>
      <text:p text:style-name="P1"/>
      <text:p text:style-name="Text_20_body">How silently, how silently,</text:p>
      <text:p text:style-name="Text_20_body">The wondrous gift is giv'n!</text:p>
      <text:p text:style-name="Text_20_body">So God imparts to human hearts</text:p>
      <text:p text:style-name="Text_20_body">The blessings of his heav'n.</text:p>
      <text:p text:style-name="Text_20_body">No ear may hear his coming;</text:p>
      <text:p text:style-name="Text_20_body">But in this world of sin,</text:p>
      <text:p text:style-name="Text_20_body">Where meek souls will receive him, still</text:p>
      <text:p text:style-name="Text_20_body">The dear Christ enters in.</text:p>
      <text:p text:style-name="P1"/>
      <text:p text:style-name="Text_20_body">O holy Child of Bethlehem,</text:p>
      <text:p text:style-name="Text_20_body">Descend to us, we pray;</text:p>
      <text:p text:style-name="Text_20_body">Cast out our sin, and enter in,</text:p>
      <text:p text:style-name="Text_20_body">Be born in us today.</text:p>
      <text:p text:style-name="Text_20_body">We hear the Christmas angels</text:p>
      <text:p text:style-name="Text_20_body">The great glad tidings tell:</text:p>
      <text:p text:style-name="Text_20_body">O come to us, abide with us,</text:p>
      <text:p text:style-name="Text_20_body">Our Lord Emmanuel.</text:p>
      <text:p text:style-name="Text_20_body"/>
      <text:h text:style-name="P2" text:outline-level="2">We Wish You a Merry Christmas</text:h>
      <text:p text:style-name="Text_20_body">We wish you a Merry Christmas,</text:p>
      <text:p text:style-name="Text_20_body">We wish you a Merry Christmas,</text:p>
      <text:p text:style-name="Text_20_body">We wish you a Merry Christmas,</text:p>
      <text:p text:style-name="Text_20_body">And a Happy New Year.</text:p>
      <text:p text:style-name="P1"/>
      <text:p text:style-name="Text_20_body">Good tidings we bring</text:p>
      <text:p text:style-name="Text_20_body">to you and your kin.</text:p>
      <text:p text:style-name="Text_20_body">We wish you a Merry Christmas,</text:p>
      <text:p text:style-name="Text_20_body">And a happy new year.</text:p>
      <text:p text:style-name="P1"/>
      <text:p text:style-name="Text_20_body">We wish you a Merry Christmas,</text:p>
      <text:p text:style-name="Text_20_body">We wish you a Merry Christmas,</text:p>
      <text:p text:style-name="Text_20_body">We wish you a Merry Christmas,</text:p>
      <text:p text:style-name="Text_20_body">And a Happy New Year.</text:p>
      <text:p text:style-name="P1"/>
      <text:p text:style-name="Standard">We wish you a Merry Christmas,</text:p>
      <text:p text:style-name="Text_20_body">We wish you a Merry Christmas,</text:p>
      <text:p text:style-name="Text_20_body">We wish you a Merry Christmas,</text:p>
      <text:p text:style-name="Text_20_body">And a Happy New Year.</text:p>
      <text:p text:style-name="Text_20_body"/>
      <text:h text:style-name="P2" text:outline-level="2">Hark! The Herald Angels Sing</text:h>
      <text:p text:style-name="Text_20_body">Hark! the herald angels sing</text:p>
      <text:p text:style-name="Text_20_body">Glory to the newborn King;</text:p>
      <text:p text:style-name="Text_20_body">Peace on earth and mercy mild,</text:p>
      <text:p text:style-name="Text_20_body">God and sinners reconciled;</text:p>
      <text:p text:style-name="Text_20_body">Joyful all ye nations rise,</text:p>
      <text:p text:style-name="Text_20_body">Join the triumph of the skies,</text:p>
      <text:p text:style-name="Text_20_body">With th'angelic host proclaim,</text:p>
      <text:p text:style-name="Text_20_body">Christ is born in Bethlehem.</text:p>
      <text:p text:style-name="Text_20_body">Hark! the herald angels sing</text:p>
      <text:p text:style-name="Text_20_body">Glory to the newborn King;</text:p>
      <text:p text:style-name="Text_20_body"/>
      <text:p text:style-name="Text_20_body">Christ, by highest heav'n adored,</text:p>
      <text:p text:style-name="Text_20_body">Christ, the everlasting Lord,</text:p>
      <text:p text:style-name="Text_20_body">Late in time behold Him come,</text:p>
      <text:p text:style-name="Text_20_body">Offspring of a virgin's womb:</text:p>
      <text:p text:style-name="Text_20_body">Veiled in flesh the Godhead see,</text:p>
      <text:p text:style-name="Text_20_body">Hail th'incarnate Deity</text:p>
      <text:p text:style-name="Text_20_body">Pleased as man with man to dwell,</text:p>
      <text:p text:style-name="Text_20_body">Jesus our Emmanuel</text:p>
      <text:p text:style-name="Text_20_body">Hark! the herald angels sing</text:p>
      <text:p text:style-name="Text_20_body">Glory to the newborn King;</text:p>
      <text:p text:style-name="P1"/>
      <text:p text:style-name="Text_20_body">Hail the heav'n born Prince of Peace!</text:p>
      <text:p text:style-name="Text_20_body">Hail the Son of Righteousness!</text:p>
      <text:p text:style-name="Text_20_body">Light and Life to all he brings,</text:p>
      <text:p text:style-name="Text_20_body">Ris'n with healing in his wings;</text:p>
      <text:p text:style-name="Text_20_body">Mild he lays his glory by,</text:p>
      <text:p text:style-name="Text_20_body">Born that man no more may die,</text:p>
      <text:p text:style-name="Text_20_body">Born to raise the sons of earth,</text:p>
      <text:p text:style-name="Text_20_body">Born to give them second birth,</text:p>
      <text:p text:style-name="Text_20_body">Hark the herald angels sing</text:p>
      <text:p text:style-name="Text_20_body">Glory to the newborn Kin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A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="Time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columns fo:column-count="3">
          <style:column style:rel-width="5595*" fo:start-indent="0cm" fo:end-indent="0cm"/>
          <style:column style:rel-width="4292*" fo:start-indent="0cm" fo:end-indent="0cm"/>
          <style:column style:rel-width="468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kevinp </meta:printed-by>
    <meta:print-date>2012-12-12T12:20:30</meta:print-date>
    <dc:date>2012-12-12T13:51:39</dc:date>
    <dc:creator>kevinp </dc:creator>
    <meta:document-statistic meta:table-count="0" meta:image-count="0" meta:object-count="0" meta:page-count="1" meta:paragraph-count="73" meta:word-count="395" meta:character-count="2026" meta:non-whitespace-character-count="1704"/>
    <meta:generator>LibreOffice/3.5$Linux_X86_64 LibreOffice_project/235ab8a-3802056-4a8fed3-2d66ea8-e241b80</meta:generator>
  </office:meta>
</office:document-meta>
</file>